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4pt" officeooo:rsid="001aa0e0" officeooo:paragraph-rsid="001aa0e0" style:font-size-asian="21pt" style:font-size-complex="24pt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weight="bold" officeooo:rsid="001aa0e0" officeooo:paragraph-rsid="001aa0e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weight="normal" officeooo:rsid="001aa0e0" officeooo:paragraph-rsid="001aa0e0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1aa0e0" officeooo:paragraph-rsid="001aa0e0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1bb6d4" officeooo:paragraph-rsid="001bb6d4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aa0e0" officeooo:paragraph-rsid="001aa0e0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bb6d4" officeooo:paragraph-rsid="001bb6d4" style:font-size-asian="10.5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arial" fo:font-size="12pt" style:text-underline-style="none" fo:font-weight="normal" officeooo:rsid="001aa0e0" officeooo:paragraph-rsid="001aa0e0" style:font-size-asian="10.5pt" style:font-weight-asian="normal" style:font-size-complex="12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style:font-name="arial" fo:font-size="12pt" style:text-underline-style="none" fo:font-weight="normal" officeooo:rsid="001bb6d4" officeooo:paragraph-rsid="001bb6d4" style:font-size-asian="10.5pt" style:font-weight-asian="normal" style:font-size-complex="12pt" style:font-weight-complex="normal"/>
    </style:style>
    <style:style style:name="P10" style:family="paragraph" style:parent-style-name="Standard" style:list-style-name="L3">
      <style:paragraph-properties fo:text-align="start" style:justify-single-word="false"/>
      <style:text-properties style:font-name="arial" fo:font-size="12pt" style:text-underline-style="none" fo:font-weight="normal" officeooo:rsid="001bb6d4" officeooo:paragraph-rsid="001bb6d4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bb6d4" officeooo:paragraph-rsid="001bb6d4" style:font-size-asian="10.5pt" style:font-weight-asian="normal" style:font-size-complex="12pt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style:font-name="arial" fo:font-size="12pt" style:text-underline-style="none" fo:font-weight="normal" officeooo:rsid="001d37f1" officeooo:paragraph-rsid="001d37f1" style:font-size-asian="10.5pt" style:font-weight-asian="normal" style:font-size-complex="12pt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style:font-name="arial" fo:font-size="12pt" style:text-underline-style="none" fo:font-weight="normal" officeooo:rsid="001de60e" officeooo:paragraph-rsid="001de60e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de60e" officeooo:paragraph-rsid="001de60e" style:font-size-asian="10.5pt" style:font-weight-asian="normal" style:font-size-complex="12pt" style:font-weight-complex="normal"/>
    </style:style>
    <style:style style:name="P15" style:family="paragraph" style:parent-style-name="Standard" style:list-style-name="L4">
      <style:paragraph-properties fo:text-align="start" style:justify-single-word="false"/>
      <style:text-properties style:font-name="arial" fo:font-size="12pt" style:text-underline-style="none" fo:font-weight="normal" officeooo:rsid="001de60e" officeooo:paragraph-rsid="001de60e" style:font-size-asian="10.5pt" style:font-weight-asian="normal" style:font-size-complex="12pt" style:font-weight-complex="normal"/>
    </style:style>
    <style:style style:name="P16" style:family="paragraph" style:parent-style-name="Standard" style:list-style-name="L4">
      <style:paragraph-properties fo:text-align="start" style:justify-single-word="false"/>
      <style:text-properties style:font-name="arial" fo:font-size="12pt" style:text-underline-style="none" fo:font-weight="normal" officeooo:rsid="001ec1fd" officeooo:paragraph-rsid="001ec1fd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ec1fd" officeooo:paragraph-rsid="001ec1fd" style:font-size-asian="10.5pt" style:font-weight-asian="normal" style:font-size-complex="12pt" style:font-weight-complex="normal"/>
    </style:style>
    <style:style style:name="P18" style:family="paragraph" style:parent-style-name="Standard" style:list-style-name="L5">
      <style:paragraph-properties fo:text-align="start" style:justify-single-word="false"/>
      <style:text-properties style:font-name="arial" fo:font-size="12pt" style:text-underline-style="none" fo:font-weight="normal" officeooo:rsid="0022972e" officeooo:paragraph-rsid="0022972e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22972e" officeooo:paragraph-rsid="0022972e" style:font-size-asian="10.5pt" style:font-weight-asian="normal" style:font-size-complex="12pt" style:font-weight-complex="normal"/>
    </style:style>
    <style:style style:name="P20" style:family="paragraph" style:parent-style-name="Standard" style:list-style-name="L5">
      <style:paragraph-properties fo:text-align="start" style:justify-single-word="false"/>
      <style:text-properties style:font-name="arial" fo:font-size="12pt" style:text-underline-style="none" fo:font-weight="normal" officeooo:rsid="00235975" officeooo:paragraph-rsid="00235975" style:font-size-asian="10.5pt" style:font-weight-asian="normal" style:font-size-complex="12pt" style:font-weight-complex="normal"/>
    </style:style>
    <style:style style:name="P21" style:family="paragraph" style:parent-style-name="Standard" style:list-style-name="L5">
      <style:paragraph-properties fo:text-align="start" style:justify-single-word="false"/>
      <style:text-properties style:font-name="arial" fo:font-size="12pt" style:text-underline-style="none" fo:font-weight="normal" officeooo:rsid="002509c7" officeooo:paragraph-rsid="002509c7" style:font-size-asian="10.5pt" style:font-weight-asian="normal" style:font-size-complex="12pt" style:font-weight-complex="normal"/>
    </style:style>
    <style:style style:name="P22" style:family="paragraph" style:parent-style-name="Standard" style:list-style-name="L5">
      <style:paragraph-properties fo:text-align="start" style:justify-single-word="false"/>
      <style:text-properties style:font-name="arial" fo:font-size="12pt" style:text-underline-style="none" fo:font-weight="normal" officeooo:rsid="00265cee" officeooo:paragraph-rsid="00265cee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265cee" officeooo:paragraph-rsid="00265cee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2712ca" officeooo:paragraph-rsid="002712ca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rial" fo:font-size="12pt" style:text-underline-style="none" fo:font-weight="bold" officeooo:rsid="002712ca" officeooo:paragraph-rsid="002712ca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1de60e" officeooo:paragraph-rsid="001de60e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1ec1fd" officeooo:paragraph-rsid="001ec1fd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2712ca" officeooo:paragraph-rsid="002712ca" style:font-size-asian="10.5pt" style:font-weight-asian="normal" style:font-size-complex="12pt" style:font-weight-complex="normal"/>
    </style:style>
    <style:style style:name="P29" style:family="paragraph" style:parent-style-name="Standard" style:list-style-name="L3">
      <style:paragraph-properties fo:text-align="start" style:justify-single-word="false"/>
      <style:text-properties officeooo:rsid="001d37f1" officeooo:paragraph-rsid="001d37f1"/>
    </style:style>
    <style:style style:name="P30" style:family="paragraph" style:parent-style-name="Standard" style:list-style-name="L4">
      <style:paragraph-properties fo:text-align="start" style:justify-single-word="false"/>
      <style:text-properties style:text-underline-style="none" officeooo:rsid="001de60e" officeooo:paragraph-rsid="001de60e"/>
    </style:style>
    <style:style style:name="P31" style:family="paragraph" style:parent-style-name="Standard" style:list-style-name="L5">
      <style:paragraph-properties fo:text-align="start" style:justify-single-word="false"/>
      <style:text-properties style:text-underline-style="none" officeooo:rsid="0020b9da" officeooo:paragraph-rsid="0020b9da"/>
    </style:style>
    <style:style style:name="T1" style:family="text">
      <style:text-properties officeooo:rsid="001bb6d4"/>
    </style:style>
    <style:style style:name="T2" style:family="text">
      <style:text-properties style:font-name="arial" fo:font-size="12pt" style:text-underline-style="none" fo:font-weight="normal" style:font-size-asian="10.5pt" style:font-weight-asian="normal" style:font-size-complex="12pt" style:font-weight-complex="normal"/>
    </style:style>
    <style:style style:name="T3" style:family="text">
      <style:text-properties style:font-name="arial" fo:font-size="12pt" style:text-underline-style="none" fo:font-weight="normal" officeooo:rsid="001bb6d4" style:font-size-asian="10.5pt" style:font-weight-asian="normal" style:font-size-complex="12pt" style:font-weight-complex="normal"/>
    </style:style>
    <style:style style:name="T4" style:family="text">
      <style:text-properties style:font-name="arial" fo:font-size="12pt" style:text-underline-style="none" fo:font-weight="normal" officeooo:rsid="001de60e" style:font-size-asian="10.5pt" style:font-weight-asian="normal" style:font-size-complex="12pt" style:font-weight-complex="normal"/>
    </style:style>
    <style:style style:name="T5" style:family="text">
      <style:text-properties style:font-name="arial" fo:font-size="12pt" fo:font-weight="normal" style:font-size-asian="10.5pt" style:font-weight-asian="normal" style:font-size-complex="12pt" style:font-weight-complex="normal"/>
    </style:style>
    <style:style style:name="T6" style:family="text">
      <style:text-properties style:font-name="arial" fo:font-size="12pt" fo:font-weight="normal" officeooo:rsid="001ec1fd" style:font-size-asian="10.5pt" style:font-weight-asian="normal" style:font-size-complex="12pt" style:font-weight-complex="normal"/>
    </style:style>
    <style:style style:name="T7" style:family="text">
      <style:text-properties style:font-name="arial" fo:font-size="12pt" fo:font-weight="normal" officeooo:rsid="0022972e" style:font-size-asian="10.5pt" style:font-weight-asian="normal" style:font-size-complex="12pt" style:font-weight-complex="normal"/>
    </style:style>
    <style:style style:name="T8" style:family="text">
      <style:text-properties officeooo:rsid="002509c7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íntesis tema 3</text:p>
      <text:p text:style-name="P1"/>
      <text:p text:style-name="P2">El sistema operativo</text:p>
      <text:p text:style-name="P3"/>
      <text:p text:style-name="P4">El software de un sistema informático</text:p>
      <text:p text:style-name="P6"/>
      <text:p text:style-name="P6">Software de aplicación: Controla el funcionamiento del ordenador</text:p>
      <text:list xml:id="list3910854769" text:style-name="L1">
        <text:list-item>
          <text:p text:style-name="P8">Software estándar: De uso general, procesador textos...</text:p>
        </text:list-item>
        <text:list-item>
          <text:p text:style-name="P8">Software a medida: Especializado, gestión empresa…</text:p>
        </text:list-item>
      </text:list>
      <text:p text:style-name="P6"/>
      <text:p text:style-name="P6">Software de sistema: SO <text:span text:style-name="T1">el </text:span>más importante. <text:span text:style-name="T1">Controla y gestiona recursos y programas PC</text:span></text:p>
      <text:list xml:id="list2079111344" text:style-name="L2">
        <text:list-item>
          <text:p text:style-name="P9">Drivers: Intermediarios entre el SO y los periféricos</text:p>
        </text:list-item>
        <text:list-item>
          <text:p text:style-name="P9">Utilidades: Ayudan a administrar el PC</text:p>
        </text:list-item>
        <text:list-item>
          <text:p text:style-name="P9">Software de programación: Construyen aplicaciones.</text:p>
        </text:list-item>
      </text:list>
      <text:p text:style-name="P7"/>
      <text:p text:style-name="P5">Definición SO</text:p>
      <text:p text:style-name="P7"/>
      <text:p text:style-name="P7">Conjunto de programas que permite gestionar los recursos del PC y facilita uso.</text:p>
      <text:list xml:id="list1645174844" text:style-name="L3">
        <text:list-item>
          <text:p text:style-name="P10">El software es el intermediario entre el usuario y el hardware.</text:p>
        </text:list-item>
        <text:list-item>
          <text:p text:style-name="P29"><text:span text:style-name="T3">N</text:span><text:span text:style-name="T2">i aplicaciones ni usuario interactúan directamente con el hardware solo el SO</text:span></text:p>
        </text:list-item>
        <text:list-item>
          <text:p text:style-name="P12">Partes del SO</text:p>
          <text:list>
            <text:list-item>
              <text:p text:style-name="P12">La interfaz: De tipo grafico o de texto</text:p>
            </text:list-item>
            <text:list-item>
              <text:p text:style-name="P12">El núcleo Controla el hardware a través de drivers</text:p>
            </text:list-item>
          </text:list>
        </text:list-item>
        <text:list-item>
          <text:p text:style-name="P12">Objetivo del SO</text:p>
          <text:list>
            <text:list-item>
              <text:p text:style-name="P12">Manejar el hardware eficientemente </text:p>
            </text:list-item>
            <text:list-item>
              <text:p text:style-name="P12">Facilitar el uso del ordenador al usuario.</text:p>
            </text:list-item>
          </text:list>
        </text:list-item>
        <text:list-item>
          <text:p text:style-name="P29"><text:span text:style-name="T2">Interfaz de usuario: Permite interactuar con el ordenador. </text:span><text:span text:style-name="T4">Parte mas externa del SO Envía ordenes del usuario al núcleo para ejecutarlas. Dos tipos.</text:span></text:p>
          <text:list>
            <text:list-item>
              <text:p text:style-name="P13">De linea de comandos: Teclear y conocer ordenes.</text:p>
            </text:list-item>
            <text:list-item>
              <text:p text:style-name="P13">Interfaz gráfica: Sin ordenes, fácil e intuitiva. Características:</text:p>
              <text:list>
                <text:list-item>
                  <text:p text:style-name="P13">Entorno de ventanas, iconos, menú desplegable, escritorio digital…</text:p>
                </text:list-item>
              </text:list>
            </text:list-item>
          </text:list>
        </text:list-item>
      </text:list>
      <text:p text:style-name="P14"/>
      <text:p text:style-name="P26">Funciones del SO</text:p>
      <text:list xml:id="list2259381647" text:style-name="L4">
        <text:list-item>
          <text:p text:style-name="P15">Administrar el procesador: reparte CPU entre todos los procesos.</text:p>
        </text:list-item>
        <text:list-item>
          <text:p text:style-name="P15">Administración de memoria: Gestiona el almacenamiento y gestión del espacio.</text:p>
        </text:list-item>
        <text:list-item>
          <text:p text:style-name="P30"><text:span text:style-name="T5">Gestión dispositivos E/S: </text:span><text:span text:style-name="T6">Mediante el uso de drivers.</text:span></text:p>
        </text:list-item>
        <text:list-item>
          <text:p text:style-name="P16">Administración de archivos: Diseña la forma de guardar toda la información mediante el uso de directorios.</text:p>
        </text:list-item>
        <text:list-item>
          <text:p text:style-name="P16">Detección y tratamiento de errores: Diagnostica y soluciona (si puede) errores.</text:p>
        </text:list-item>
        <text:list-item>
          <text:p text:style-name="P16">Seguridad y protección del sistema:</text:p>
          <text:list>
            <text:list-item>
              <text:p text:style-name="P16">Autenticación: Garantiza identidad de usuarios</text:p>
            </text:list-item>
            <text:list-item>
              <text:p text:style-name="P16">Privilegios Que puede usar cada usuario.</text:p>
            </text:list-item>
          </text:list>
        </text:list-item>
        <text:list-item>
          <text:p text:style-name="P16">Control de redes: Gestiona redes, permisos y usuarios. Protección contra virus.</text:p>
        </text:list-item>
      </text:list>
      <text:p text:style-name="P17"/>
      <text:p text:style-name="P27">Clasificación de los SO</text:p>
      <text:list xml:id="list4090753585" text:style-name="L5">
        <text:list-item>
          <text:p text:style-name="P31"><text:span text:style-name="T5">Por tiempo de respuesta: Lo que tar</text:span><text:span text:style-name="T7">d</text:span><text:span text:style-name="T5">a el SO </text:span><text:span text:style-name="T7">en dar una respuesta a una petición.</text:span></text:p>
          <text:list>
            <text:list-item>
              <text:p text:style-name="P18">Por lotes: Ejecuta una lista de comandos del SO sin intervención del usuario cargando un programa en memoria, ejecutándolo, guardándolo y cargando otro.</text:p>
              <text:list>
                <text:list-item>
                  <text:p text:style-name="P18">Datos son remitidos todos juntos, sin interacción, Largo tiempo ejecución.</text:p>
                </text:list-item>
              </text:list>
            </text:list-item>
          </text:list>
        </text:list-item>
      </text:list>
      <text:p text:style-name="P19"/>
      <text:list xml:id="list102349184650258" text:continue-numbering="true" text:style-name="L5">
        <text:list-item>
          <text:list>
            <text:list-item>
              <text:p text:style-name="P20"><text:soft-page-break/>De tiempo compartido: Varias personas lo usan al mismo tiempo.</text:p>
              <text:list>
                <text:list-item>
                  <text:p text:style-name="P20">Ejecuta programas por separado, <text:span text:style-name="T8">r</text:span>ecursos compartidos por usuarios, <text:span text:style-name="T8">gra</text:span>n carga de trabajo para el SO</text:p>
                </text:list-item>
              </text:list>
            </text:list-item>
            <text:list-item>
              <text:p text:style-name="P20">De tiempo real: Procesa las ordenes al instante</text:p>
              <text:list>
                <text:list-item>
                  <text:p text:style-name="P20">No comparte procesador, <text:span text:style-name="T8">respuestas rápidas, procesos de muchos sucesos</text:span></text:p>
                </text:list-item>
              </text:list>
            </text:list-item>
          </text:list>
        </text:list-item>
      </text:list>
      <text:p text:style-name="P7"/>
      <text:list xml:id="list102348718029233" text:continue-numbering="true" text:style-name="L5">
        <text:list-item>
          <text:p text:style-name="P21">Por forma de ofrecer los servicios</text:p>
          <text:list>
            <text:list-item>
              <text:p text:style-name="P21">SO centralizados: Un PC hace procesamientos y terminales se conectan a este.</text:p>
            </text:list-item>
            <text:list-item>
              <text:p text:style-name="P21">SO en red: PCs se pasan archivos unos a otros. FTP por internet</text:p>
            </text:list-item>
            <text:list-item>
              <text:p text:style-name="P21">SO distribuidos: Acceso a recursos remotos y locales. </text:p>
              <text:list>
                <text:list-item>
                  <text:p text:style-name="P21">Migración de datos y procesos bajo el control del SO, permite trabajo conjunto entre PCs, sistemas muy confiables.</text:p>
                </text:list-item>
              </text:list>
            </text:list-item>
          </text:list>
        </text:list-item>
      </text:list>
      <text:p text:style-name="P7"/>
      <text:list xml:id="list102348479469435" text:continue-numbering="true" text:style-name="L5">
        <text:list-item>
          <text:p text:style-name="P22">Por número de procesadores: </text:p>
          <text:list>
            <text:list-item>
              <text:p text:style-name="P22">SO multiproceso: varios procesadores, comparten memoria y reloj</text:p>
              <text:list>
                <text:list-item>
                  <text:p text:style-name="P22">Multiprocesamiento simétrico: <text:s/>cada procesador ejecuta una copia del SO</text:p>
                </text:list-item>
                <text:list-item>
                  <text:p text:style-name="P22">Multiprocesamiento asimétrico: Un procesador master asigna tareas al resto.</text:p>
                </text:list-item>
              </text:list>
            </text:list-item>
          </text:list>
        </text:list-item>
      </text:list>
      <text:p text:style-name="P23"/>
      <text:list xml:id="list102348905074843" text:continue-numbering="true" text:style-name="L5">
        <text:list-item>
          <text:p text:style-name="P22">Por número de procesos o tareas</text:p>
          <text:list>
            <text:list-item>
              <text:p text:style-name="P22">Monotarea (un programa a la vez), Multitarea (se reparte entre varios)</text:p>
            </text:list-item>
          </text:list>
        </text:list-item>
      </text:list>
      <text:p text:style-name="P23"/>
      <text:p text:style-name="P23"/>
      <text:p text:style-name="P25">Introducción al sistema operativo Windows</text:p>
      <text:p text:style-name="P24"/>
      <text:p text:style-name="P24">Windows es el SO con una interfaz grafica, puede ser mono, pseudo o multitarea dependiendo de la versión de este.</text:p>
      <text:p text:style-name="P24">Wind 95 y 98 inician en MS-DOS, de XP en adelante tiene su propio núcleo y son multitarea por el multiprocesamiento asimétrico.</text:p>
      <text:p text:style-name="P24"/>
      <text:p text:style-name="P28">Periféricos de Windows</text:p>
      <text:p text:style-name="P24"/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9T10:10:33.909379088</meta:creation-date>
    <dc:date>2024-02-20T10:23:47.143955350</dc:date>
    <meta:editing-duration>PT37M33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2" meta:paragraph-count="57" meta:word-count="562" meta:character-count="3450" meta:non-whitespace-character-count="2985"/>
  </office:meta>
</office:document-meta>
</file>